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reformatted_20_Text"><text:bookmark text:name="rstudio_console_output"/></text:p>
      <text:p text:style-name="Preformatted_20_Text">R version 3.5.2 (2018-12-20) -- "Eggshell Igloo"</text:p>
      <text:p text:style-name="Preformatted_20_Text">Copyright (C) 2018 The R Foundation for Statistical Computing</text:p>
      <text:p text:style-name="Preformatted_20_Text">Platform: x86_64-pc-linux-gnu (64-bit)</text:p>
      <text:p text:style-name="Preformatted_20_Text"/>
      <text:p text:style-name="Preformatted_20_Text">R is free software and comes with ABSOLUTELY NO WARRANTY.</text:p>
      <text:p text:style-name="Preformatted_20_Text">You are welcome to redistribute it under certain conditions.</text:p>
      <text:p text:style-name="Preformatted_20_Text">Type 'license()' or 'licence()' for distribution details.</text:p>
      <text:p text:style-name="Preformatted_20_Text"/>
      <text:p text:style-name="Preformatted_20_Text"><text:s text:c="2"/>Natural language support but running in an English locale</text:p>
      <text:p text:style-name="Preformatted_20_Text"/>
      <text:p text:style-name="Preformatted_20_Text">R is a collaborative project with many contributors.</text:p>
      <text:p text:style-name="Preformatted_20_Text">Type 'contributors()' for more information and</text:p>
      <text:p text:style-name="Preformatted_20_Text">'citation()' on how to cite R or R packages in publications.</text:p>
      <text:p text:style-name="Preformatted_20_Text"/>
      <text:p text:style-name="Preformatted_20_Text">Type 'demo()' for some demos, 'help()' for on-line help, or</text:p>
      <text:p text:style-name="Preformatted_20_Text">'help.start()' for an HTML browser interface to help.</text:p>
      <text:p text:style-name="Preformatted_20_Text">Type 'q()' to quit R.</text:p>
      <text:p text:style-name="Preformatted_20_Text"/>
      <text:p text:style-name="Preformatted_20_Text">[Workspace loaded from /media/user/1907USB/RonGitHUB/learnSpector/.RData]</text:p>
      <text:p text:style-name="Preformatted_20_Text"/>
      <text:p text:style-name="Preformatted_20_Text">&gt; str= 'report: 17 value=12 time=2:00'</text:p>
      <text:p text:style-name="Preformatted_20_Text">&gt; ?sub</text:p>
      <text:p text:style-name="Preformatted_20_Text">&gt; sub('valus=([^ ]+)','\\1',str)</text:p>
      <text:p text:style-name="Preformatted_20_Text">[1] "report: 17 value=12 time=2:00"</text:p>
      <text:p text:style-name="Preformatted_20_Text">&gt; sub('value=([^ ]+)','\\1',str)</text:p>
      <text:p text:style-name="Preformatted_20_Text">[1] "report: 17 12 time=2:00"</text:p>
      <text:p text:style-name="Preformatted_20_Text">&gt; str= 'report: 17 value=12 time=2:00'</text:p>
      <text:p text:style-name="Preformatted_20_Text">&gt; sub('^.*value=([^ ]+).*$','\\1',str)</text:p>
      <text:p text:style-name="Preformatted_20_Text">[1] "12"</text:p>
      <text:p text:style-name="Preformatted_20_Text">&gt; str='report: 17 value=12 time=2:00'</text:p>
      <text:p text:style-name="Preformatted_20_Text">&gt; greg=gregexpr('value=[^ ]+',str)[[1]]</text:p>
      <text:p text:style-name="Preformatted_20_Text">&gt; </text:p>
      <text:p text:style-name="Preformatted_20_Text">&gt; sub('value=([^ ]+)','\\1',</text:p>
      <text:p text:style-name="Preformatted_20_Text">+ <text:s text:c="4"/>substring(str,greg,greg</text:p>
      <text:p text:style-name="Preformatted_20_Text">+ <text:s text:c="14"/>+attr(greg,'match.length')-1))</text:p>
      <text:p text:style-name="Preformatted_20_Text">[1] "12"</text:p>
      <text:p text:style-name="Preformatted_20_Text">&gt; #try ggplot on Access Log data only</text:p>
      <text:p text:style-name="Preformatted_20_Text">&gt; rawAccess &lt;-read.csv('/media/user/1907USB/statWiki/op2R/access213comma.csv', header = FALSE)</text:p>
      <text:p text:style-name="Preformatted_20_Text">&gt; #cleanse rawAccess</text:p>
      <text:p text:style-name="Preformatted_20_Text">&gt; rawAccess &lt;- rawAccess[,c("V1","V4","V6","V7","V8","V9","V10")]</text:p>
      <text:p text:style-name="Preformatted_20_Text">&gt; #remove the first char in the date time column</text:p>
      <text:p text:style-name="Preformatted_20_Text">&gt; rawAccess$V4 &lt;- gsub('^\\[','',rawAccess$V4)</text:p>
      <text:p text:style-name="Preformatted_20_Text">&gt; library(chron)</text:p>
      <text:p text:style-name="Preformatted_20_Text">NOTE: The default cutoff when expanding a 2-digit year</text:p>
      <text:p text:style-name="Preformatted_20_Text">to a 4-digit year will change from 30 to 69 by Aug 2020</text:p>
      <text:p text:style-name="Preformatted_20_Text">(as for Date and POSIXct in base R.)</text:p>
      <text:p text:style-name="Preformatted_20_Text">&gt; #instead of strsplit, remove the last 9 char of the date/time field to get date only</text:p>
      <text:p text:style-name="Preformatted_20_Text">&gt; rawAccess$date&lt;-rawAccess$V4</text:p>
      <text:p text:style-name="Preformatted_20_Text">&gt; # rawAccess$V11&lt;-as.character(rawAccess$V11) &lt;- not required</text:p>
      <text:p text:style-name="Preformatted_20_Text">&gt; rawAccess$date &lt;- gsub('.{9}$','',rawAccess$date)</text:p>
      <text:p text:style-name="Preformatted_20_Text">&gt; #do the same to get time</text:p>
      <text:p text:style-name="Preformatted_20_Text">&gt; rawAccess$time&lt;-rawAccess$V4</text:p>
      <text:p text:style-name="Preformatted_20_Text">&gt; rawAccess$time &lt;- gsub('^.{12}','',rawAccess$time)</text:p>
      <text:p text:style-name="Preformatted_20_Text">&gt; rawAccess$DateTime = chron(dates=rawAccess$date,times=rawAccess$time,</text:p>
      <text:p text:style-name="Preformatted_20_Text">+ <text:s text:c="22"/>format=c('d/mon/y','h:m:s'))</text:p>
      <text:p text:style-name="Preformatted_20_Text">&gt; #strptime to convert original date time to POSIX format</text:p>
      <text:p text:style-name="Preformatted_20_Text">&gt; rawAccess$POSIX = strptime(rawAccess$V4,</text:p>
      <text:p text:style-name="Preformatted_20_Text">+ <text:s text:c="25"/>format='%d/%b/%Y:%H:%M:%S')</text:p>
      <text:p text:style-name="Preformatted_20_Text"><text:soft-page-break/>&gt; #separate the GET POST out to a variable column</text:p>
      <text:p text:style-name="Preformatted_20_Text">&gt; rawAccess$action = as.factor(gsub(' .+$','',rawAccess$V6))</text:p>
      <text:p text:style-name="Preformatted_20_Text">&gt; rawAccess$V6 = gsub('^[A-Z]+ ','',rawAccess$V6)</text:p>
      <text:p text:style-name="Preformatted_20_Text">&gt; View(rawAccess)</text:p>
      <text:p text:style-name="Preformatted_20_Text">&gt; View(rawAccess)</text:p>
      <text:p text:style-name="Preformatted_20_Text">&gt; rawAccess$V6 = sub('^/','',rawAccess$V6)</text:p>
      <text:p text:style-name="Preformatted_20_Text">&gt; View(rawAccess)</text:p>
      <text:p text:style-name="Preformatted_20_Text">&gt; View(rawAccess)</text:p>
      <text:p text:style-name="Preformatted_20_Text">&gt; View(rawAccess)</text:p>
      <text:p text:style-name="Preformatted_20_Text">&gt; rawAccess$custSiteName = sub('^http://[a-zA-Z0-9.]+/([^ ]+)','\\1',rawAccess$V6)</text:p>
      <text:p text:style-name="Preformatted_20_Text">&gt; View(rawAccess)</text:p>
      <text:p text:style-name="Preformatted_20_Text">&gt; rawAccess$custSiteName2 = sub('/.+','',rawAccess$custSiteName)</text:p>
      <text:p text:style-name="Preformatted_20_Text">&gt; View(rawAccess)</text:p>
      <text:p text:style-name="P1">&gt; View(rawAcces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2:43:38.649843424</meta:creation-date>
    <dc:date>2020-03-02T22:44:38.506555572</dc:date>
    <meta:editing-duration>PT1M1S</meta:editing-duration>
    <meta:editing-cycles>1</meta:editing-cycles>
    <meta:document-statistic meta:table-count="0" meta:image-count="0" meta:object-count="0" meta:page-count="2" meta:paragraph-count="66" meta:word-count="339" meta:character-count="2755" meta:non-whitespace-character-count="2414"/>
    <meta:generator>LibreOffice/6.1.5.2$Linux_X86_64 LibreOffice_project/10$Build-2</meta:generator>
  </office:meta>
</office:document-meta>
</file>